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_201028_FU_M10_T10_tuning" table:style-name="ta1">
        <table:shapes>
          <draw:frame draw:z-index="0" draw:style-name="gr1" draw:text-style-name="P1" svg:width="6.2988in" svg:height="3.5429in" svg:x="5.7327in" svg:y="0.1858in">
            <draw:object draw:notify-on-update-of-ranges="M_201028_FU_M10_T10_tuning.B1:M_201028_FU_M10_T10_tuning.B1 M_201028_FU_M10_T10_tuning.B2:M_201028_FU_M10_T10_tuning.B21 M_201028_FU_M10_T10_tuning.E1:M_201028_FU_M10_T10_tuning.E1 M_201028_FU_M10_T10_tuning.E2:M_201028_FU_M10_T10_tuning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Validation_Set</text:p>
          </table:table-cell>
          <table:table-cell office:value-type="string" calcext:value-type="string">
            <text:p>Topics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oherence</text:p>
          </table:table-cell>
          <table:table-cell office:value-type="string" calcext:value-type="string">
            <text:p>Perplexity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540109280274078" calcext:value-type="float">
            <text:p>-0.005401092802741</text:p>
          </table:table-cell>
          <table:table-cell office:value-type="float" office:value="-7.49313448726937" calcext:value-type="float">
            <text:p>-7.49313448726937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04158495912005" calcext:value-type="float">
            <text:p>-0.010415849591201</text:p>
          </table:table-cell>
          <table:table-cell office:value-type="float" office:value="-7.67383385533891" calcext:value-type="float">
            <text:p>-7.67383385533891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839945875657934" calcext:value-type="float">
            <text:p>-0.008399458756579</text:p>
          </table:table-cell>
          <table:table-cell office:value-type="float" office:value="-7.82101204550094" calcext:value-type="float">
            <text:p>-7.82101204550094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719667329519773" calcext:value-type="float">
            <text:p>-0.007196673295198</text:p>
          </table:table-cell>
          <table:table-cell office:value-type="float" office:value="-7.94991750234329" calcext:value-type="float">
            <text:p>-7.9499175023432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879621828117286" calcext:value-type="float">
            <text:p>-0.008796218281173</text:p>
          </table:table-cell>
          <table:table-cell office:value-type="float" office:value="-8.05552347029538" calcext:value-type="float">
            <text:p>-8.05552347029538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06388911492226" calcext:value-type="float">
            <text:p>-0.010638891149223</text:p>
          </table:table-cell>
          <table:table-cell office:value-type="float" office:value="-8.15235935766418" calcext:value-type="float">
            <text:p>-8.15235935766418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01739035701533" calcext:value-type="float">
            <text:p>-0.010173903570153</text:p>
          </table:table-cell>
          <table:table-cell office:value-type="float" office:value="-8.32375489570287" calcext:value-type="float">
            <text:p>-8.32375489570287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12284669492228" calcext:value-type="float">
            <text:p>-0.011228466949223</text:p>
          </table:table-cell>
          <table:table-cell office:value-type="float" office:value="-9.11214420942245" calcext:value-type="float">
            <text:p>-9.11214420942245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16681239112922" calcext:value-type="float">
            <text:p>-0.011668123911292</text:p>
          </table:table-cell>
          <table:table-cell office:value-type="float" office:value="-10.293948656752" calcext:value-type="float">
            <text:p>-10.293948656752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20595535555821" calcext:value-type="float">
            <text:p>-0.012059553555582</text:p>
          </table:table-cell>
          <table:table-cell office:value-type="float" office:value="-11.0807675444741" calcext:value-type="float">
            <text:p>-11.0807675444741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22795169765048" calcext:value-type="float">
            <text:p>-0.012279516976505</text:p>
          </table:table-cell>
          <table:table-cell office:value-type="float" office:value="-11.4726994271494" calcext:value-type="float">
            <text:p>-11.4726994271494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24652873020196" calcext:value-type="float">
            <text:p>-0.01246528730202</text:p>
          </table:table-cell>
          <table:table-cell office:value-type="float" office:value="-11.6912132150182" calcext:value-type="float">
            <text:p>-11.6912132150182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37290159785625" calcext:value-type="float">
            <text:p>-0.013729015978563</text:p>
          </table:table-cell>
          <table:table-cell office:value-type="float" office:value="-11.8425687756514" calcext:value-type="float">
            <text:p>-11.8425687756514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30165784856766" calcext:value-type="float">
            <text:p>-0.013016578485677</text:p>
          </table:table-cell>
          <table:table-cell office:value-type="float" office:value="-11.9667453567183" calcext:value-type="float">
            <text:p>-11.9667453567183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43711153728521" calcext:value-type="float">
            <text:p>-0.014371115372852</text:p>
          </table:table-cell>
          <table:table-cell office:value-type="float" office:value="-12.0696693187522" calcext:value-type="float">
            <text:p>-12.0696693187522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35813831865378" calcext:value-type="float">
            <text:p>-0.013581383186538</text:p>
          </table:table-cell>
          <table:table-cell office:value-type="float" office:value="-12.1609858331472" calcext:value-type="float">
            <text:p>-12.1609858331472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35786447132721" calcext:value-type="float">
            <text:p>-0.013578644713272</text:p>
          </table:table-cell>
          <table:table-cell office:value-type="float" office:value="-12.2569794330499" calcext:value-type="float">
            <text:p>-12.256979433049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42089019164512" calcext:value-type="float">
            <text:p>-0.014208901916451</text:p>
          </table:table-cell>
          <table:table-cell office:value-type="float" office:value="-12.4111003027642" calcext:value-type="float">
            <text:p>-12.4111003027642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23497290152411" calcext:value-type="float">
            <text:p>-0.012349729015241</text:p>
          </table:table-cell>
          <table:table-cell office:value-type="float" office:value="-12.7055039604553" calcext:value-type="float">
            <text:p>-12.7055039604553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30300589590306" calcext:value-type="float">
            <text:p>-0.013030058959031</text:p>
          </table:table-cell>
          <table:table-cell office:value-type="float" office:value="-13.1719069193461" calcext:value-type="float">
            <text:p>-13.17190691934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8T07:47:13.000406142</dc:date>
    <meta:editing-duration>PT1M6S</meta:editing-duration>
    <meta:editing-cycles>1</meta:editing-cycles>
    <meta:document-statistic meta:table-count="1" meta:cell-count="126" meta:object-count="1"/>
    <meta:generator>LibreOffice/6.4.3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16cm" svg:y="4.201cm" style:legend-expansion="high" chart:style-name="ch2"/>
        <chart:plot-area chart:style-name="ch3" table:cell-range-address="M_201028_FU_M10_T10_tuning.B1:M_201028_FU_M10_T10_tuning.B21 M_201028_FU_M10_T10_tuning.E1:M_201028_FU_M10_T10_tuning.E21" chart:data-source-has-labels="both" svg:x="0.32cm" svg:y="0.18cm" svg:width="12.376cm" svg:height="8.64cm">
          <chartooo:coordinate-region svg:x="1.524cm" svg:y="0.379cm" svg:width="10.986cm" svg:height="8.242cm"/>
          <chart:axis chart:dimension="x" chart:name="primary-x" chart:style-name="ch4" chartooo:axis-type="auto">
            <chartooo:date-scale/>
            <chart:categories table:cell-range-address="M_201028_FU_M10_T10_tuning.B2:M_201028_FU_M10_T10_tuning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_201028_FU_M10_T10_tuning.E2:M_201028_FU_M10_T10_tuning.E21" chart:label-cell-address="M_201028_FU_M10_T10_tuning.E1:M_201028_FU_M10_T10_tuning.E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herence</text:p>
                <draw:g>
                  <svg:desc>M_201028_FU_M10_T10_tuning.E1:M_201028_FU_M10_T10_tuning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_201028_FU_M10_T10_tuning.B2:M_201028_FU_M10_T10_tuning.B21</svg:desc>
                </draw:g>
              </table:table-cell>
              <table:table-cell office:value-type="float" office:value="-0.00540109280274078">
                <text:p>-0.00540109280274078</text:p>
                <draw:g>
                  <svg:desc>M_201028_FU_M10_T10_tuning.E2:M_201028_FU_M10_T10_tuning.E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104158495912005">
                <text:p>-0.010415849591200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00839945875657934">
                <text:p>-0.008399458756579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0719667329519773">
                <text:p>-0.0071966732951977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00879621828117286">
                <text:p>-0.0087962182811728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0106388911492226">
                <text:p>-0.010638891149222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101739035701533">
                <text:p>-0.01017390357015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0112284669492228">
                <text:p>-0.011228466949222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0116681239112922">
                <text:p>-0.01166812391129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0120595535555821">
                <text:p>-0.012059553555582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0122795169765048">
                <text:p>-0.012279516976504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0124652873020196">
                <text:p>-0.01246528730201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0137290159785625">
                <text:p>-0.013729015978562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0130165784856766">
                <text:p>-0.013016578485676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0143711153728521">
                <text:p>-0.01437111537285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0135813831865378">
                <text:p>-0.013581383186537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0135786447132721">
                <text:p>-0.013578644713272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0142089019164512">
                <text:p>-0.01420890191645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0123497290152411">
                <text:p>-0.01234972901524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0130300589590306">
                <text:p>-0.01303005895903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